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454" officeooo:paragraph-rsid="00055454"/>
    </style:style>
    <style:style style:name="P2" style:family="paragraph" style:parent-style-name="Standard" style:list-style-name="L2">
      <style:text-properties officeooo:rsid="00055454" officeooo:paragraph-rsid="00055454"/>
    </style:style>
    <style:style style:name="P3" style:family="paragraph" style:parent-style-name="Standard" style:list-style-name="L2">
      <style:text-properties officeooo:rsid="00055454" officeooo:paragraph-rsid="0007bd2f"/>
    </style:style>
    <style:style style:name="P4" style:family="paragraph" style:parent-style-name="Standard" style:list-style-name="L3">
      <style:text-properties officeooo:rsid="00055454" officeooo:paragraph-rsid="00055454"/>
    </style:style>
    <style:style style:name="P5" style:family="paragraph" style:parent-style-name="Standard" style:list-style-name="L2">
      <style:text-properties officeooo:paragraph-rsid="0006358a"/>
    </style:style>
    <style:style style:name="P6" style:family="paragraph" style:parent-style-name="Standard">
      <style:text-properties officeooo:rsid="0007bd2f" officeooo:paragraph-rsid="0007bd2f"/>
    </style:style>
    <style:style style:name="P7" style:family="paragraph" style:parent-style-name="Standard" style:list-style-name="L2">
      <style:text-properties officeooo:rsid="0007bd2f" officeooo:paragraph-rsid="0007bd2f"/>
    </style:style>
    <style:style style:name="P8" style:family="paragraph" style:parent-style-name="Standard" style:list-style-name="L4">
      <style:text-properties officeooo:rsid="0007bd2f" officeooo:paragraph-rsid="0007bd2f"/>
    </style:style>
    <style:style style:name="P9" style:family="paragraph" style:parent-style-name="Standard" style:list-style-name="L4">
      <style:text-properties officeooo:rsid="0007bd2f" officeooo:paragraph-rsid="00081dc4"/>
    </style:style>
    <style:style style:name="P10" style:family="paragraph" style:parent-style-name="Standard" style:list-style-name="L2">
      <style:text-properties officeooo:rsid="00081dc4" officeooo:paragraph-rsid="00081dc4"/>
    </style:style>
    <style:style style:name="P11" style:family="paragraph" style:parent-style-name="Standard" style:list-style-name="L4">
      <style:text-properties officeooo:rsid="00081dc4" officeooo:paragraph-rsid="00081dc4"/>
    </style:style>
    <style:style style:name="P12" style:family="paragraph" style:parent-style-name="Standard" style:list-style-name="L4">
      <style:text-properties officeooo:rsid="000868f9" officeooo:paragraph-rsid="000868f9"/>
    </style:style>
    <style:style style:name="P13" style:family="paragraph" style:parent-style-name="Standard" style:list-style-name="L4">
      <style:text-properties officeooo:rsid="00094f5e" officeooo:paragraph-rsid="00094f5e"/>
    </style:style>
    <style:style style:name="P14" style:family="paragraph" style:parent-style-name="Standard">
      <style:text-properties officeooo:rsid="00094f5e" officeooo:paragraph-rsid="00094f5e"/>
    </style:style>
    <style:style style:name="P15" style:family="paragraph" style:parent-style-name="Standard" style:list-style-name="L4">
      <style:text-properties officeooo:rsid="000ae6ed" officeooo:paragraph-rsid="000ae6ed"/>
    </style:style>
    <style:style style:name="P16" style:family="paragraph" style:parent-style-name="Standard">
      <style:text-properties officeooo:rsid="000ae6ed" officeooo:paragraph-rsid="000ae6ed"/>
    </style:style>
    <style:style style:name="P17" style:family="paragraph" style:parent-style-name="Standard" style:list-style-name="L4">
      <style:text-properties officeooo:rsid="000c7dc2" officeooo:paragraph-rsid="000c7dc2"/>
    </style:style>
    <style:style style:name="P18" style:family="paragraph" style:parent-style-name="Standard" style:list-style-name="L4">
      <style:text-properties officeooo:rsid="000db265" officeooo:paragraph-rsid="000db265"/>
    </style:style>
    <style:style style:name="P19" style:family="paragraph" style:parent-style-name="Standard" style:list-style-name="L4">
      <style:text-properties officeooo:rsid="00115987" officeooo:paragraph-rsid="00115987"/>
    </style:style>
    <style:style style:name="P20" style:family="paragraph" style:parent-style-name="Standard" style:list-style-name="L4">
      <style:text-properties officeooo:rsid="00115987" officeooo:paragraph-rsid="00122e1b"/>
    </style:style>
    <style:style style:name="P21" style:family="paragraph" style:parent-style-name="Standard">
      <style:text-properties officeooo:rsid="00115987" officeooo:paragraph-rsid="00115987"/>
    </style:style>
    <style:style style:name="P22" style:family="paragraph" style:parent-style-name="Standard" style:list-style-name="L4">
      <style:text-properties officeooo:rsid="00122e1b" officeooo:paragraph-rsid="00122e1b"/>
    </style:style>
    <style:style style:name="P23" style:family="paragraph" style:parent-style-name="Standard" style:list-style-name="L4">
      <style:text-properties officeooo:rsid="0013019b" officeooo:paragraph-rsid="0013019b"/>
    </style:style>
    <style:style style:name="T1" style:family="text">
      <style:text-properties officeooo:rsid="0006358a"/>
    </style:style>
    <style:style style:name="T2" style:family="text">
      <style:text-properties officeooo:rsid="0007bd2f"/>
    </style:style>
    <style:style style:name="T3" style:family="text">
      <style:text-properties officeooo:rsid="00081dc4"/>
    </style:style>
    <style:style style:name="T4" style:family="text">
      <style:text-properties officeooo:rsid="000868f9"/>
    </style:style>
    <style:style style:name="T5" style:family="text">
      <style:text-properties officeooo:rsid="00094f5e"/>
    </style:style>
    <style:style style:name="T6" style:family="text">
      <style:text-properties officeooo:rsid="000ae6ed"/>
    </style:style>
    <style:style style:name="T7" style:family="text">
      <style:text-properties officeooo:rsid="000db265"/>
    </style:style>
    <style:style style:name="T8" style:family="text">
      <style:text-properties officeooo:rsid="000dca39"/>
    </style:style>
    <style:style style:name="T9" style:family="text">
      <style:text-properties officeooo:rsid="00115987"/>
    </style:style>
    <style:style style:name="T10" style:family="text">
      <style:text-properties officeooo:rsid="00122e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ity-Check:</text:p>
      <text:list xml:id="list1924360812" text:style-name="L3">
        <text:list-item>
          <text:p text:style-name="P4">2D Ising model</text:p>
        </text:list-item>
      </text:list>
      <text:p text:style-name="P1"/>
      <text:p text:style-name="P1">Pre-Run:</text:p>
      <text:list xml:id="list609245284" text:style-name="L2">
        <text:list-item>
          <text:p text:style-name="P3"><text:span text:style-name="T2">Histogramm:</text:span></text:p>
          <text:list>
            <text:list-item>
              <text:p text:style-name="P3">Fixen Energy range</text:p>
            </text:list-item>
            <text:list-item>
              <text:p text:style-name="P2">E_min, E_max von Non-Random</text:p>
            </text:list-item>
            <text:list-item>
              <text:p text:style-name="P2">Ein einziges Histogramm für alle zwischen E_min<text:span text:style-name="T2">=-2*L*L </text:span>und E_max<text:span text:style-name="T2">=2LL</text:span> mit bin_size 1</text:p>
            </text:list-item>
            <text:list-item>
              <text:p text:style-name="P2">Atomic Adden wenn besucht</text:p>
            </text:list-item>
            <text:list-item>
              <text:p text:style-name="P2">Wahrscheinlichkeiten wie in originalem WL mit exp von den Histogrammen</text:p>
            </text:list-item>
            <text:list-item>
              <text:p text:style-name="P2">Nach fixer Laufzeit schreiben <text:span text:style-name="T1">binäres </text:span>Histogramm raus →<text:span text:style-name="T1"> Ganze Länge</text:span></text:p>
            </text:list-item>
            <text:list-item>
              <text:p text:style-name="P5"><text:span text:style-name="T1">Hier check Symmetrie → angenommen wir sind bei Energie i &lt; 0 <text:s/>&lt;--&gt; -i auch geben</text:span></text:p>
            </text:list-item>
            <text:list-item>
              <text:p text:style-name="P7">Wenn kleiner null nach vorne gucken, wenn größer null nach hinten</text:p>
            </text:list-item>
            <text:list-item>
              <text:p text:style-name="P7">File naming: Lattice Größe und interaction probability</text:p>
            </text:list-item>
          </text:list>
        </text:list-item>
        <text:list-item>
          <text:p text:style-name="P7">Lattice initialisierung:</text:p>
          <text:list>
            <text:list-item>
              <text:p text:style-name="P7">prob spins uniform samplen pro thread</text:p>
            </text:list-item>
          </text:list>
        </text:list-item>
        <text:list-item>
          <text:p text:style-name="P7">Interaction für eine Wahrscheinlichkeit</text:p>
          <text:list>
            <text:list-item>
              <text:p text:style-name="P10">am Ende rausschreiben, weil für richtigen Wang-Landau Lauf benötigt</text:p>
            </text:list-item>
          </text:list>
        </text:list-item>
        <text:list-item>
          <text:p text:style-name="P10">Wang-Landau iteration:</text:p>
          <text:list>
            <text:list-item>
              <text:p text:style-name="P10">Fixe Laufzeit gegeben</text:p>
            </text:list-item>
            <text:list-item>
              <text:p text:style-name="P10">Wahrscheinlichkeiten mit exp(hist)</text:p>
            </text:list-item>
          </text:list>
        </text:list-item>
      </text:list>
      <text:p text:style-name="P6"/>
      <text:p text:style-name="P6"/>
      <text:p text:style-name="P6">Wang-Landau:</text:p>
      <text:list xml:id="list3981528390" text:style-name="L4">
        <text:list-item>
          <text:p text:style-name="P8">Lattice initialisierung:</text:p>
          <text:list>
            <text:list-item>
              <text:p text:style-name="P9">Siehe OWL implementierung, jeden move akzeptieren und warten bis in der richtigen range</text:p>
            </text:list-item>
            <text:list-item>
              <text:p text:style-name="P9"><text:span text:style-name="T3">Warten bis alle Threads startbereit sind </text:span></text:p>
            </text:list-item>
          </text:list>
          <text:p text:style-name="P11"/>
        </text:list-item>
        <text:list-item>
          <text:p text:style-name="P11">Interaction Initialisierung:</text:p>
          <text:list>
            <text:list-item>
              <text:p text:style-name="P11">Aus rausgeschriebenem File</text:p>
            </text:list-item>
          </text:list>
          <text:p text:style-name="P11"/>
        </text:list-item>
        <text:list-item>
          <text:p text:style-name="P11">Histogramm:</text:p>
          <text:list>
            <text:list-item>
              <text:p text:style-name="P11">Lesen Histogram File ein</text:p>
            </text:list-item>
            <text:list-item>
              <text:p text:style-name="P11">Finden E_min, E_max</text:p>
            </text:list-item>
            <text:list-item>
              <text:p text:style-name="P11">Generieren n gleichgroße Intervalle zwischen E_min und E_max mit x% Überlappung</text:p>
            </text:list-item>
            <text:list-item>
              <text:p text:style-name="P12">Checken ob im richtigen Interval geht Indices wie in OWL Code/Oder zwei Arrays</text:p>
            </text:list-item>
            <text:list-item>
              <text:p text:style-name="P11">Für jeden Thread ein Histogramm, DOS, <text:span text:style-name="T4">lattice_offset, histogramm_dos_offset, </text:span><text:span text:style-name="T5">energy, </text:span><text:span text:style-name="T4">random_number_</text:span><text:span text:style-name="T5">iterator, array f values</text:span></text:p>
            </text:list-item>
          </text:list>
          <text:p text:style-name="P15"/>
        </text:list-item>
        <text:list-item>
          <text:p text:style-name="P15">generate_intervals:</text:p>
          <text:list>
            <text:list-item>
              <text:p text:style-name="P15">Input: E_min, E_max, num_intervals, %x overlap</text:p>
            </text:list-item>
            <text:list-item>
              <text:p text:style-name="P15">Logik: Berechnung der <text:span text:style-name="T7">Start und End Energien, sowie Länge der concatenated Histogramme</text:span></text:p>
              <text:p text:style-name="P17"/>
            </text:list-item>
          </text:list>
        </text:list-item>
        <text:list-item>
          <text:p text:style-name="P15">calc_energy:</text:p>
          <text:list>
            <text:list-item>
              <text:p text:style-name="P15">Input: d_lattice, d_interactions, d_energy, nx, ny</text:p>
            </text:list-item>
            <text:list-item>
              <text:p text:style-name="P15">Logik: Berechnung der Energie des jeweiligen lattices</text:p>
            </text:list-item>
          </text:list>
        </text:list-item>
      </text:list>
      <text:p text:style-name="P16"/>
      <text:p text:style-name="P14"/>
      <text:p text:style-name="P14"/>
      <text:list xml:id="list164119253858399" text:continue-numbering="true" text:style-name="L4">
        <text:list-item>
          <text:p text:style-name="P13"><text:soft-page-break/>Wang Landau Iteration:</text:p>
          <text:list>
            <text:list-item>
              <text:p text:style-name="P13">Input: d_lattice, d_interaction, <text:span text:style-name="T6">d_energy, d_random_number_iterator, d_H, d_DOS, </text:span><text:span text:style-name="T7">d_start, d_end, d_offset_lattice, d_offset_histogramm, nx, ny, </text:span><text:span text:style-name="T8">seed, num_iterations</text:span></text:p>
            </text:list-item>
            <text:list-item>
              <text:p text:style-name="P13">Logik: <text:span text:style-name="T9">Random sample spin, calc energy diff und flip if probability is sufficient</text:span></text:p>
            </text:list-item>
            <text:list-item>
              <text:p text:style-name="P23">Wenn Energie außerhalb der range, jetziges H und G updaten</text:p>
            </text:list-item>
            <text:list-item>
              <text:p text:style-name="P23"/>
            </text:list-item>
          </text:list>
        </text:list-item>
        <text:list-item>
          <text:p text:style-name="P18">Replica-Exchange:</text:p>
          <text:list>
            <text:list-item>
              <text:p text:style-name="P19">Logik: Perform Replica Exchange basierend auf Energien, darauf achten, dass neue Energien im jeweiligen Bereich,</text:p>
            </text:list-item>
          </text:list>
        </text:list-item>
      </text:list>
      <text:p text:style-name="P21"/>
      <text:list xml:id="list164119412130471" text:continue-numbering="true" text:style-name="L4">
        <text:list-item>
          <text:p text:style-name="P19">Check histogram:</text:p>
          <text:list>
            <text:list-item>
              <text:p text:style-name="P19">Logik: Über histogram drüber loopen und alle möglichen Energien aufaddieren und averagenLogik: Über histogram drüber loopen, <text:span text:style-name="T10">checken ob energie im orig histogram falls ja,</text:span> Energien aufaddieren und averagen</text:p>
            </text:list-item>
            <text:list-item>
              <text:p text:style-name="P20">Wenn neue Energie dann restart, <text:span text:style-name="T10">histogram file updaten</text:span></text:p>
            </text:list-item>
            <text:list-item>
              <text:p text:style-name="P19">Dann minimum vergleichen mit average</text:p>
            </text:list-item>
            <text:list-item>
              <text:p text:style-name="P19">Benötigen array mit möglichen Energien</text:p>
            </text:list-item>
          </text:list>
        </text:list-item>
      </text:list>
      <text:p text:style-name="P21"/>
      <text:list xml:id="list164119514134310" text:continue-numbering="true" text:style-name="L4">
        <text:list-item>
          <text:p text:style-name="P22">Wenn WL fertig, dann histogram rausschreiben, normalized DOS rausschreiben und alle lattices ?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9T13:53:03.627893005</meta:creation-date>
    <dc:date>2024-07-19T16:41:18.596405010</dc:date>
    <meta:editing-duration>PT2M13S</meta:editing-duration>
    <meta:editing-cycles>1</meta:editing-cycles>
    <meta:document-statistic meta:table-count="0" meta:image-count="0" meta:object-count="0" meta:page-count="2" meta:paragraph-count="55" meta:word-count="388" meta:character-count="2547" meta:non-whitespace-character-count="2259"/>
    <meta:generator>LibreOffice/6.4.7.2$Linux_X86_64 LibreOffice_project/40$Build-2</meta:generator>
  </office:meta>
</office:document-meta>
</file>